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fo:background-color="#1f1f1f"/>
    </style:style>
    <style:style style:name="P3" style:family="paragraph" style:parent-style-name="Standard">
      <style:paragraph-properties style:line-height-at-least="0.402cm"/>
      <style:text-properties fo:color="#d4d4d4" fo:background-color="#1f1f1f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8.39999961853027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8.39999961853027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8.39999961853027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8.39999961853027pt" fo:font-weight="normal"/>
    </style:style>
    <style:style style:name="T9" style:family="text">
      <style:text-properties style:font-name="Consolas" fo:font-size="8.39999961853027pt" fo:font-weight="normal"/>
    </style:style>
    <style:style style:name="T10" style:family="text">
      <style:text-properties fo:color="#d4d4d4"/>
    </style:style>
    <style:style style:name="T11" style:family="text">
      <style:text-properties fo:color="#d4d4d4" style:font-name="Consolas" fo:font-size="8.39999961853027pt" fo:font-weight="normal"/>
    </style:style>
    <style:style style:name="T12" style:family="text">
      <style:text-properties fo:color="#d7ba7d" style:font-name="Consolas" fo:font-size="8.39999961853027pt" fo:font-weight="normal"/>
    </style:style>
    <style:style style:name="T13" style:family="text">
      <style:text-properties fo:color="#dcdcaa" style:font-name="Consolas" fo:font-size="8.39999961853027pt" fo:font-weight="normal"/>
    </style:style>
    <style:style style:name="T14" style:family="text">
      <style:text-properties fo:color="#b5cea8" style:font-name="Consolas" fo:font-size="8.39999961853027pt" fo:font-weight="normal"/>
    </style:style>
    <style:style style:name="T15" style:family="text">
      <style:text-properties fo:color="#f44747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3">DOCTYPE</text:span> <text:span text:style-name="T5">html</text:span><text:span text:style-name="T1">&gt;</text:span></text:p>
      <text:p text:style-name="P1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2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2">&gt;</text:span></text:p>
      <text:p text:style-name="P2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2">    <text:span text:style-name="T2">&lt;</text:span><text:span text:style-name="T4">title</text:span><text:span text:style-name="T2">&gt;</text:span><text:span text:style-name="T9">SERVICES</text:span><text:span text:style-name="T2">&lt;/</text:span><text:span text:style-name="T4">title</text:span><text:span text:style-name="T2">&gt;</text:span></text:p>
      <text:p text:style-name="P2">    <text:span text:style-name="T2">&lt;</text:span><text:span text:style-name="T4">style</text:span><text:span text:style-name="T2">&gt;</text:span></text:p>
      <text:p text:style-name="P2"><text:span text:style-name="T10">        </text:span><text:span text:style-name="T12">body</text:span><text:span text:style-name="T11">{</text:span></text:p>
      <text:p text:style-name="P2"><text:span text:style-name="T10">            </text:span><text:span text:style-name="T6">background-image</text:span><text:span text:style-name="T11">: </text:span><text:span text:style-name="T13">url</text:span><text:span text:style-name="T11">(</text:span><text:span text:style-name="T6">./b.jpg</text:span><text:span text:style-name="T11">);</text:span></text:p>
      <text:p text:style-name="P2"><text:span text:style-name="T10">            </text:span><text:span text:style-name="T6">background-repeat</text:span><text:span text:style-name="T11">: </text:span><text:span text:style-name="T8">no-repeat</text:span><text:span text:style-name="T11">;</text:span></text:p>
      <text:p text:style-name="P2"><text:span text:style-name="T10">            </text:span><text:span text:style-name="T6">background-size</text:span><text:span text:style-name="T11">: </text:span><text:span text:style-name="T8">cover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img1</text:span><text:span text:style-name="T11">{</text:span></text:p>
      <text:p text:style-name="P2"><text:span text:style-name="T10">            </text:span><text:span text:style-name="T6">text-align</text:span><text:span text:style-name="T11">: </text:span><text:span text:style-name="T8">left</text:span><text:span text:style-name="T11">;</text:span></text:p>
      <text:p text:style-name="P2"><text:span text:style-name="T10">            </text:span><text:span text:style-name="T6">width</text:span><text:span text:style-name="T11">: </text:span><text:span text:style-name="T14">35%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14">30%</text:span><text:span text:style-name="T11">;</text:span></text:p>
      <text:p text:style-name="P2"><text:span text:style-name="T10">            </text:span><text:span text:style-name="T6">padding</text:span><text:span text:style-name="T11">: </text:span><text:span text:style-name="T14">2%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img2</text:span><text:span text:style-name="T11">{</text:span></text:p>
      <text:p text:style-name="P2"><text:span text:style-name="T10">            </text:span><text:span text:style-name="T6">text-align</text:span><text:span text:style-name="T11">: </text:span><text:span text:style-name="T8">right</text:span><text:span text:style-name="T11">;</text:span></text:p>
      <text:p text:style-name="P2"><text:span text:style-name="T10">            </text:span><text:span text:style-name="T6">width</text:span><text:span text:style-name="T11">: </text:span><text:span text:style-name="T14">35%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14">30%</text:span><text:span text:style-name="T11">;</text:span></text:p>
      <text:p text:style-name="P2"><text:span text:style-name="T10">            </text:span><text:span text:style-name="T6">padding</text:span><text:span text:style-name="T11">: </text:span><text:span text:style-name="T14">2%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img3</text:span><text:span text:style-name="T11">{</text:span></text:p>
      <text:p text:style-name="P2"><text:span text:style-name="T10">            </text:span><text:span text:style-name="T6">text-align</text:span><text:span text:style-name="T11">: </text:span><text:span text:style-name="T8">center</text:span><text:span text:style-name="T11">;</text:span></text:p>
      <text:p text:style-name="P2"><text:span text:style-name="T10">            </text:span><text:span text:style-name="T6">width</text:span><text:span text:style-name="T11">: </text:span><text:span text:style-name="T14">35%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14">30%</text:span><text:span text:style-name="T11">;</text:span></text:p>
      <text:p text:style-name="P3">        <text:span text:style-name="T9">}</text:span></text:p>
      <text:p text:style-name="P2"><text:span text:style-name="T10">    </text:span><text:span text:style-name="T2">&lt;/</text:span><text:span text:style-name="T4">style</text:span><text:span text:style-name="T2">&gt;</text:span></text:p>
      <text:p text:style-name="P2">    <text:span text:style-name="T2">&lt;</text:span><text:span text:style-name="T4">body</text:span><text:span text:style-name="T2">&gt;</text:span></text:p>
      <text:p text:style-name="P2">        <text:span text:style-name="T2">&lt;</text:span><text:span text:style-name="T15">center</text:span><text:span text:style-name="T2">&gt;</text:span></text:p>
      <text:p text:style-name="P2">        <text:span text:style-name="T2">&lt;</text:span><text:span text:style-name="T4">div</text:span><text:span text:style-name="T2">&gt;</text:span></text:p>
      <text:p text:style-name="P2">            <text:span text:style-name="T2">&lt;</text:span><text:span text:style-name="T4">h1</text:span><text:span text:style-name="T2">&gt;</text:span><text:span text:style-name="T9">A.EVENTS</text:span><text:span text:style-name="T2">&lt;/</text:span><text:span text:style-name="T4">h1</text:span><text:span text:style-name="T2">&gt;</text:span></text:p>
      <text:p text:style-name="P2">            <text:span text:style-name="T2">&lt;</text:span><text:span text:style-name="T4">h2</text:span><text:span text:style-name="T2">&gt;</text:span><text:span text:style-name="T9">SERVICES</text:span><text:span text:style-name="T2">&lt;/</text:span><text:span text:style-name="T4">h2</text:span><text:span text:style-name="T2">&gt;</text:span></text:p>
      <text:p text:style-name="P2">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r.jpg"</text:span><text:span text:style-name="T9"> </text:span><text:span text:style-name="T6">class</text:span><text:span text:style-name="T9">=</text:span><text:span text:style-name="T8">"img1"</text:span><text:span text:style-name="T2">&gt;</text:span></text:p>
      <text:p text:style-name="P2">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eee.jpg"</text:span><text:span text:style-name="T9"> </text:span><text:span text:style-name="T6">class</text:span><text:span text:style-name="T9">=</text:span><text:span text:style-name="T8">"img2"</text:span><text:span text:style-name="T2">&gt;</text:span></text:p>
      <text:p text:style-name="P2">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working.jpg"</text:span><text:span text:style-name="T9"> </text:span><text:span text:style-name="T6">class</text:span><text:span text:style-name="T9">=</text:span><text:span text:style-name="T8">"img3"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    <text:span text:style-name="T2">&lt;</text:span><text:span text:style-name="T4">div</text:span><text:span text:style-name="T2">&gt;</text:span></text:p>
      <text:p text:style-name="P2">            <text:span text:style-name="T2">&lt;</text:span><text:span text:style-name="T4">p</text:span><text:span text:style-name="T2">&gt;</text:span></text:p>
      <text:p text:style-name="P2">                <text:span text:style-name="T2">&lt;</text:span><text:span text:style-name="T4">h2</text:span><text:span text:style-name="T2">&gt;&lt;</text:span><text:span text:style-name="T4">i</text:span><text:span text:style-name="T2">&gt;</text:span><text:span text:style-name="T9">We have different teams to came your event picture perfect</text:span><text:span text:style-name="T2">&lt;/</text:span><text:span text:style-name="T4">i</text:span><text:span text:style-name="T2">&gt;&lt;/</text:span><text:span text:style-name="T4">h2</text:span><text:span text:style-name="T2">&gt;&lt;</text:span><text:span text:style-name="T4">br</text:span><text:span text:style-name="T2">&gt;</text:span></text:p>
      <text:p text:style-name="P2">                <text:span text:style-name="T2">&lt;</text:span><text:span text:style-name="T4">h3</text:span><text:span text:style-name="T2">&gt;&lt;</text:span><text:span text:style-name="T4">u</text:span><text:span text:style-name="T2">&gt;&lt;</text:span><text:span text:style-name="T4">b</text:span><text:span text:style-name="T2">&gt;</text:span><text:span text:style-name="T9">EVENT PLANNER</text:span><text:span text:style-name="T2">&lt;/</text:span><text:span text:style-name="T4">b</text:span><text:span text:style-name="T2">&gt;&lt;/</text:span><text:span text:style-name="T4">u</text:span><text:span text:style-name="T2">&gt;&lt;/</text:span><text:span text:style-name="T4">h3</text:span><text:span text:style-name="T2">&gt;</text:span></text:p>
      <text:p text:style-name="P2">                <text:span text:style-name="T2">&lt;</text:span><text:span text:style-name="T4">br</text:span><text:span text:style-name="T2">&gt;</text:span></text:p>
      <text:p text:style-name="P2">                <text:span text:style-name="T2">&lt;</text:span><text:span text:style-name="T4">i</text:span><text:span text:style-name="T2">&gt;</text:span><text:span text:style-name="T9">Our event planner teams meet with clients to understand their vision, goals, and budget for the event. Create and manage </text:span></text:p>
      <text:p text:style-name="P2">                <text:span text:style-name="T9">the event budget, ensuring all expenses are accounted for and staying within financial limits.</text:span></text:p>
      <text:p text:style-name="P2">                <text:span text:style-name="T9">Create a cohesive event design, including themes, decor, and overall atmosphere.</text:span><text:span text:style-name="T2">&lt;/</text:span><text:span text:style-name="T4">i</text:span><text:span text:style-name="T2">&gt;&lt;</text:span><text:span text:style-name="T4">br</text:span><text:span text:style-name="T2">&gt;</text:span></text:p>
      <text:p text:style-name="P2">                <text:span text:style-name="T2">&lt;</text:span><text:span text:style-name="T4">br</text:span><text:span text:style-name="T2">&gt;</text:span></text:p>
      <text:p text:style-name="P2">                <text:span text:style-name="T2">&lt;</text:span><text:span text:style-name="T4">h3</text:span><text:span text:style-name="T2">&gt;&lt;</text:span><text:span text:style-name="T4">u</text:span><text:span text:style-name="T2">&gt;&lt;</text:span><text:span text:style-name="T4">b</text:span><text:span text:style-name="T2">&gt;</text:span><text:span text:style-name="T9">EVENT COORDINATORS</text:span><text:span text:style-name="T2">&lt;/</text:span><text:span text:style-name="T4">b</text:span><text:span text:style-name="T2">&gt;&lt;/</text:span><text:span text:style-name="T4">u</text:span><text:span text:style-name="T2">&gt;&lt;/</text:span><text:span text:style-name="T4">h3</text:span><text:span text:style-name="T2">&gt;</text:span></text:p>
      <text:p text:style-name="P2">                <text:span text:style-name="T2">&lt;</text:span><text:span text:style-name="T4">br</text:span><text:span text:style-name="T2">&gt;</text:span></text:p>
      <text:p text:style-name="P2"><text:soft-page-break/>                <text:span text:style-name="T2">&lt;</text:span><text:span text:style-name="T4">i</text:span><text:span text:style-name="T2">&gt;</text:span><text:span text:style-name="T9">Collaborate with event planners to develop event concepts, themes, and goals. Our team Organize and coordinate</text:span></text:p>
      <text:p text:style-name="P2">                     <text:span text:style-name="T9">the logistics, including venue setup, equipment rentals, and transportation.</text:span></text:p>
      <text:p text:style-name="P2">                    <text:span text:style-name="T9">Communicate with vendors and suppliers, ensuring contracts are fulfilled and services are delivered as agreed.</text:span></text:p>
      <text:p text:style-name="P2">                    <text:span text:style-name="T9">Create detailed timelines for the event, including setup, program schedules, and breakdown. They Manage guest lists,</text:span></text:p>
      <text:p text:style-name="P2">                     <text:span text:style-name="T9">RSVPs, and seating arrangements, and address any special requests.</text:span></text:p>
      <text:p text:style-name="P2">                     <text:span text:style-name="T9">Oversee event activities on the day, ensuring everything is executed according to plan, and troubleshoot any issues that arise.</text:span></text:p>
      <text:p text:style-name="P2">                     <text:span text:style-name="T9">Coordinate volunteers or staff, delegating tasks and ensuring everyone knows their roles.</text:span><text:span text:style-name="T2">&lt;/</text:span><text:span text:style-name="T4">i</text:span><text:span text:style-name="T2">&gt;&lt;</text:span><text:span text:style-name="T4">br</text:span><text:span text:style-name="T2">&gt;</text:span></text:p>
      <text:p text:style-name="P2">                     <text:span text:style-name="T2">&lt;</text:span><text:span text:style-name="T4">br</text:span><text:span text:style-name="T2">&gt;</text:span></text:p>
      <text:p text:style-name="P2">                 <text:span text:style-name="T2">&lt;</text:span><text:span text:style-name="T4">h3</text:span><text:span text:style-name="T2">&gt;&lt;</text:span><text:span text:style-name="T4">u</text:span><text:span text:style-name="T2">&gt;&lt;</text:span><text:span text:style-name="T4">b</text:span><text:span text:style-name="T2">&gt;</text:span><text:span text:style-name="T9">ENTERTAINMENT AND PROGRAM TEAM</text:span><text:span text:style-name="T2">&lt;/</text:span><text:span text:style-name="T4">b</text:span><text:span text:style-name="T2">&gt;&lt;/</text:span><text:span text:style-name="T4">u</text:span><text:span text:style-name="T2">&gt;&lt;/</text:span><text:span text:style-name="T4">h3</text:span><text:span text:style-name="T2">&gt;</text:span></text:p>
      <text:p text:style-name="P2">                 <text:span text:style-name="T2">&lt;</text:span><text:span text:style-name="T4">br</text:span><text:span text:style-name="T2">&gt;</text:span></text:p>
      <text:p text:style-name="P2">                 <text:span text:style-name="T2">&lt;</text:span><text:span text:style-name="T4">i</text:span><text:span text:style-name="T2">&gt;</text:span><text:span text:style-name="T9">Focuses on booking speakers, performers, and entertainment. They design the event program and coordinate activities to engage </text:span></text:p>
      <text:p text:style-name="P2">                 <text:span text:style-name="T9">attendees. Organizing the best programs according to the clients wish and acoording to the theme of the event is oru job.</text:span><text:span text:style-name="T2">&lt;/</text:span><text:span text:style-name="T4">i</text:span><text:span text:style-name="T2">&gt;&lt;</text:span><text:span text:style-name="T4">br</text:span><text:span text:style-name="T2">&gt;</text:span></text:p>
      <text:p text:style-name="P2">                 <text:span text:style-name="T2">&lt;</text:span><text:span text:style-name="T4">h3</text:span><text:span text:style-name="T2">&gt;&lt;</text:span><text:span text:style-name="T4">u</text:span><text:span text:style-name="T2">&gt;&lt;</text:span><text:span text:style-name="T4">b</text:span><text:span text:style-name="T2">&gt;</text:span><text:span text:style-name="T9">COLOR COORDINATORS</text:span><text:span text:style-name="T2">&lt;/</text:span><text:span text:style-name="T4">b</text:span><text:span text:style-name="T2">&gt;&lt;/</text:span><text:span text:style-name="T4">u</text:span><text:span text:style-name="T2">&gt;&lt;/</text:span><text:span text:style-name="T4">h3</text:span><text:span text:style-name="T2">&gt;</text:span></text:p>
      <text:p text:style-name="P2">                 <text:span text:style-name="T2">&lt;</text:span><text:span text:style-name="T4">i</text:span><text:span text:style-name="T2">&gt;</text:span><text:span text:style-name="T9">Our color coordinate team sets the event in an well organized theme according to the clients suggestions. If the client doesn't have </text:span></text:p>
      <text:p text:style-name="P2">                 <text:span text:style-name="T9">an fixed color theme, we will provide them with the best color coordinationwhich goes with the event and the clients vibe.</text:span><text:span text:style-name="T2">&lt;/</text:span><text:span text:style-name="T4">i</text:span><text:span text:style-name="T2">&gt;&lt;</text:span><text:span text:style-name="T4">br</text:span><text:span text:style-name="T2">&gt;</text:span></text:p>
      <text:p text:style-name="P2">                 <text:span text:style-name="T2">&lt;</text:span><text:span text:style-name="T4">br</text:span><text:span text:style-name="T2">&gt;</text:span></text:p>
      <text:p text:style-name="P2">                 <text:span text:style-name="T9">******</text:span></text:p>
      <text:p text:style-name="P2">            <text:span text:style-name="T2">&lt;/</text:span><text:span text:style-name="T4">p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15">center</text:span><text:span text:style-name="T2">&gt;</text:span></text:p>
      <text:p text:style-name="P2">    <text:span text:style-name="T2">&lt;/</text:span><text:span text:style-name="T4">body</text:span><text:span text:style-name="T2">&gt;</text:span></text:p>
      <text:p text:style-name="P1"><text:span text:style-name="T1">&lt;/</text:span><text:span text:style-name="T3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0T22:02:32.034000000</meta:creation-date>
    <dc:date>2024-11-10T22:03:17.860000000</dc:date>
    <meta:editing-duration>PT47S</meta:editing-duration>
    <meta:editing-cycles>1</meta:editing-cycles>
    <meta:document-statistic meta:table-count="0" meta:image-count="0" meta:object-count="0" meta:page-count="2" meta:paragraph-count="72" meta:word-count="321" meta:character-count="3286" meta:non-whitespace-character-count="2184"/>
    <meta:generator>Neat_Office/6.2.8.2$Windows_x86 LibreOffice_project/</meta:generator>
  </office:meta>
</office:document-meta>
</file>